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74806c">
      <style:table-properties style:width="6.692in" table:align="margins"/>
    </style:style>
    <style:style style:family="table-column" style:name="a615580"/>
  </office:automatic-styles>
  <office:body>
    <office:spreadsheet>
      <table:table table:name="Seite 1" table:style-name="a74806c">
        <table:table-column table:number-columns-repeated="5" table:style-name="a615580"/>
        <table:table-row>
          <table:table-cell office:string-value="Oben links" office:value-type="string">
            <text:p>Oben links</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mitte" office:value-type="string">
            <text:p>mitte</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row>
        <table:table-row>
          <table:table-cell office:string-value="" office:value-type="string">
            <text:p/>
          </table:table-cell>
          <table:table-cell office:string-value="" office:value-type="string">
            <text:p/>
          </table:table-cell>
          <table:table-cell office:string-value="" office:value-type="string">
            <text:p/>
          </table:table-cell>
          <table:table-cell office:string-value="" office:value-type="string">
            <text:p/>
          </table:table-cell>
          <table:table-cell office:string-value="Unten rechts" office:value-type="string">
            <text:p>Unten rechts</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georf</dc:creator>
    <dc:date>2018-10-01T22:18:49</dc:date>
    <meta:editing-cycles>1</meta:editing-cycles>
    <meta:editing-duration>PT1.212S</meta:editing-duration>
    <meta:initial-creator>georf</meta:initial-creator>
    <meta:creation-date>2018-10-01T22:18:48</meta:creation-date>
    <dc:language>de</dc:language>
  </office:meta>
</office:document-meta>
</file>